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2.19cm" style:rel-column-width="6911*"/>
    </style:style>
    <style:style style:name="Table1.B" style:family="table-column">
      <style:table-column-properties style:column-width="5.399cm" style:rel-column-width="306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ku</text:p>
      <text:p text:style-name="P2"/>
      <text:p text:style-name="P2">Dans ce qui suit on va développer un formalisme pour aborder de façon mathématique un sudoku.</text:p>
      <text:p text:style-name="P5"/>
      <text:p text:style-name="P5">A chaque chiffre dans un sudoku on peut associer une matrice de permutation qui remplit les conditions suivantes 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Object1" text:anchor-type="as-char" svg:width="9.691cm" svg:height="5.63cm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1" office:value-type="string">
            <text:p text:style-name="P7"/>
            <text:p text:style-name="P7"/>
            <text:p text:style-name="P7"/>
            <text:p text:style-name="P7"><draw:frame draw:style-name="fr1" draw:name="Object51" text:anchor-type="as-char" svg:width="1.774cm" svg:height="0.868cm" draw:z-index="4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7"/>
            <text:p text:style-name="P7"><draw:frame draw:style-name="fr1" draw:name="Object52" text:anchor-type="as-char" svg:width="2.265cm" svg:height="0.859cm" draw:z-index="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2"/>
      <text:p text:style-name="P5">En appellant<draw:frame draw:style-name="fr1" draw:name="Object2" text:anchor-type="as-char" svg:width="0.594cm" svg:height="0.527cm" draw:z-index="6"><draw:object xlink:href="./Object 4" xlink:type="simple" xlink:show="embed" xlink:actuate="onLoad"/><draw:image xlink:href="./ObjectReplacements/Object 4" xlink:type="simple" xlink:show="embed" xlink:actuate="onLoad"/></draw:frame>la matrice associé au chiffre k on peut écrire la matrice correspondant à un sudoku sous la forme :</text:p>
      <text:p text:style-name="P4"><draw:frame draw:style-name="fr1" draw:name="Object53" text:anchor-type="as-char" svg:width="1.995cm" svg:height="0.864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54" text:anchor-type="as-char" svg:width="2.191cm" svg:height="0.864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5">Ce qui nécessite un total de <draw:frame draw:style-name="fr1" draw:name="Object3" text:anchor-type="as-char" svg:width="1.903cm" svg:height="0.527cm" draw:z-index="9"><draw:object xlink:href="./Object 7" xlink:type="simple" xlink:show="embed" xlink:actuate="onLoad"/><draw:image xlink:href="./ObjectReplacements/Object 7" xlink:type="simple" xlink:show="embed" xlink:actuate="onLoad"/></draw:frame>variables pour représenter toutes les possibilitées d'un sudoku. Mais en réalité, dû la strucutre en bloc d'un sudoku, on peut faire avec moins en utilisant une matrice de permutation<draw:frame draw:style-name="fr1" draw:name="Object4" text:anchor-type="as-char" svg:width="0.577cm" svg:height="0.531cm" draw:z-index="10"><draw:object xlink:href="./Object 8" xlink:type="simple" xlink:show="embed" xlink:actuate="onLoad"/><draw:image xlink:href="./ObjectReplacements/Object 8" xlink:type="simple" xlink:show="embed" xlink:actuate="onLoad"/></draw:frame>et des matrices de permutation par bloc :</text:p>
      <text:p text:style-name="P2"/>
      <text:p text:style-name="P3"><draw:frame draw:style-name="fr1" draw:name="Object55" text:anchor-type="as-char" svg:width="6.819cm" svg:height="5.008cm" draw:z-index="0"><draw:object xlink:href="./Object 55" xlink:type="simple" xlink:show="embed" xlink:actuate="onLoad"/><draw:image xlink:href="./ObjectReplacements/Object 55" xlink:type="simple" xlink:show="embed" xlink:actuate="onLoad"/></draw:frame><draw:frame draw:style-name="fr1" draw:name="Object56" text:anchor-type="as-char" svg:width="9.072cm" svg:height="5.63cm" draw:z-index="1"><draw:object xlink:href="./Object 56" xlink:type="simple" xlink:show="embed" xlink:actuate="onLoad"/><draw:image xlink:href="./ObjectReplacements/Object 56" xlink:type="simple" xlink:show="embed" xlink:actuate="onLoad"/></draw:frame></text:p>
      <text:p text:style-name="P3"/>
      <text:p text:style-name="P3"><draw:frame draw:style-name="fr1" draw:name="Object57" text:anchor-type="as-char" svg:width="3.231cm" svg:height="0.864cm" draw:z-index="2"><draw:object xlink:href="./Object 57" xlink:type="simple" xlink:show="embed" xlink:actuate="onLoad"/><draw:image xlink:href="./ObjectReplacements/Object 57" xlink:type="simple" xlink:show="embed" xlink:actuate="onLoad"/></draw:frame><text:span text:style-name="T2">où</text:span><draw:frame draw:style-name="fr1" draw:name="Object5" text:anchor-type="as-char" svg:width="3.267cm" svg:height="0.864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Ainsi il nous faut un total de<draw:frame draw:style-name="fr1" draw:name="Object6" text:anchor-type="as-char" svg:width="2.494cm" svg:height="0.467cm" draw:z-index="12"><draw:object xlink:href="./Object 10" xlink:type="simple" xlink:show="embed" xlink:actuate="onLoad"/><draw:image xlink:href="./ObjectReplacements/Object 10" xlink:type="simple" xlink:show="embed" xlink:actuate="onLoad"/></draw:frame>variables pour représenter toutes les possibilitées d'un sudo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Lucas Fiévet<text:tab/><text:tab/>18/09/200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iévet Lucas</meta:initial-creator>
    <meta:creation-date>2009-09-18T01:28:14.14</meta:creation-date>
    <dc:date>2009-12-18T13:35:13.76</dc:date>
    <dc:creator>Fiévet Lucas</dc:creator>
    <meta:editing-duration>PT21H27M08S</meta:editing-duration>
    <meta:editing-cycles>19</meta:editing-cycles>
    <meta:generator>OpenOffice.org/3.1$Win32 OpenOffice.org_project/310m11$Build-9399</meta:generator>
    <meta:document-statistic meta:table-count="1" meta:image-count="0" meta:object-count="13" meta:page-count="1" meta:paragraph-count="13" meta:word-count="119" meta:character-count="71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/>
        <math:mo math:stretchy="false">=</math:mo>
        <math:mi/>
      </math:mrow>
      <math:mfenced math:open="" math:close="">
        <math:mtable>
          <math:mtr>
            <math:mtd>
              <math:msub>
                <math:mi>p</math:mi>
                <math:mn>11</math:mn>
              </math:msub>
            </math:mtd>
            <math:mtd>
              <math:msub>
                <math:mi>p</math:mi>
                <math:mn>12</math:mn>
              </math:msub>
            </math:mtd>
            <math:mtd>
              <math:msub>
                <math:mi>p</math:mi>
                <math:mn>13</math:mn>
              </math:msub>
            </math:mtd>
            <math:mtd>
              <math:msub>
                <math:mi>p</math:mi>
                <math:mn>14</math:mn>
              </math:msub>
            </math:mtd>
            <math:mtd>
              <math:msub>
                <math:mi>p</math:mi>
                <math:mn>15</math:mn>
              </math:msub>
            </math:mtd>
            <math:mtd>
              <math:msub>
                <math:mi>p</math:mi>
                <math:mn>16</math:mn>
              </math:msub>
            </math:mtd>
            <math:mtd>
              <math:msub>
                <math:mi>p</math:mi>
                <math:mn>17</math:mn>
              </math:msub>
            </math:mtd>
            <math:mtd>
              <math:msub>
                <math:mi>p</math:mi>
                <math:mn>18</math:mn>
              </math:msub>
            </math:mtd>
            <math:mtd>
              <math:msub>
                <math:mi>p</math:mi>
                <math:mn>19</math:mn>
              </math:msub>
            </math:mtd>
          </math:mtr>
          <math:mtr>
            <math:mtd>
              <math:msub>
                <math:mi>p</math:mi>
                <math:mn>21</math:mn>
              </math:msub>
            </math:mtd>
            <math:mtd>
              <math:msub>
                <math:mi>p</math:mi>
                <math:mn>22</math:mn>
              </math:msub>
            </math:mtd>
            <math:mtd>
              <math:msub>
                <math:mi>p</math:mi>
                <math:mn>23</math:mn>
              </math:msub>
            </math:mtd>
            <math:mtd>
              <math:msub>
                <math:mi>p</math:mi>
                <math:mn>24</math:mn>
              </math:msub>
            </math:mtd>
            <math:mtd>
              <math:msub>
                <math:mi>p</math:mi>
                <math:mn>25</math:mn>
              </math:msub>
            </math:mtd>
            <math:mtd>
              <math:msub>
                <math:mi>p</math:mi>
                <math:mn>26</math:mn>
              </math:msub>
            </math:mtd>
            <math:mtd>
              <math:msub>
                <math:mi>p</math:mi>
                <math:mn>27</math:mn>
              </math:msub>
            </math:mtd>
            <math:mtd>
              <math:msub>
                <math:mi>p</math:mi>
                <math:mn>28</math:mn>
              </math:msub>
            </math:mtd>
            <math:mtd>
              <math:msub>
                <math:mi>p</math:mi>
                <math:mn>29</math:mn>
              </math:msub>
            </math:mtd>
          </math:mtr>
          <math:mtr>
            <math:mtd>
              <math:msub>
                <math:mi>p</math:mi>
                <math:mn>31</math:mn>
              </math:msub>
            </math:mtd>
            <math:mtd>
              <math:msub>
                <math:mi>p</math:mi>
                <math:mn>32</math:mn>
              </math:msub>
            </math:mtd>
            <math:mtd>
              <math:msub>
                <math:mi>p</math:mi>
                <math:mn>33</math:mn>
              </math:msub>
            </math:mtd>
            <math:mtd>
              <math:msub>
                <math:mi>p</math:mi>
                <math:mn>34</math:mn>
              </math:msub>
            </math:mtd>
            <math:mtd>
              <math:msub>
                <math:mi>p</math:mi>
                <math:mn>35</math:mn>
              </math:msub>
            </math:mtd>
            <math:mtd>
              <math:msub>
                <math:mi>p</math:mi>
                <math:mn>36</math:mn>
              </math:msub>
            </math:mtd>
            <math:mtd>
              <math:msub>
                <math:mi>p</math:mi>
                <math:mn>37</math:mn>
              </math:msub>
            </math:mtd>
            <math:mtd>
              <math:msub>
                <math:mi>p</math:mi>
                <math:mn>38</math:mn>
              </math:msub>
            </math:mtd>
            <math:mtd>
              <math:msub>
                <math:mi>p</math:mi>
                <math:mn>39</math:mn>
              </math:msub>
            </math:mtd>
          </math:mtr>
          <math:mtr>
            <math:mtd>
              <math:msub>
                <math:mi>p</math:mi>
                <math:mn>41</math:mn>
              </math:msub>
            </math:mtd>
            <math:mtd>
              <math:msub>
                <math:mi>p</math:mi>
                <math:mn>42</math:mn>
              </math:msub>
            </math:mtd>
            <math:mtd>
              <math:msub>
                <math:mi>p</math:mi>
                <math:mn>43</math:mn>
              </math:msub>
            </math:mtd>
            <math:mtd>
              <math:msub>
                <math:mi>p</math:mi>
                <math:mn>44</math:mn>
              </math:msub>
            </math:mtd>
            <math:mtd>
              <math:msub>
                <math:mi>p</math:mi>
                <math:mn>45</math:mn>
              </math:msub>
            </math:mtd>
            <math:mtd>
              <math:msub>
                <math:mi>p</math:mi>
                <math:mn>46</math:mn>
              </math:msub>
            </math:mtd>
            <math:mtd>
              <math:msub>
                <math:mi>p</math:mi>
                <math:mn>47</math:mn>
              </math:msub>
            </math:mtd>
            <math:mtd>
              <math:msub>
                <math:mi>p</math:mi>
                <math:mn>48</math:mn>
              </math:msub>
            </math:mtd>
            <math:mtd>
              <math:msub>
                <math:mi>p</math:mi>
                <math:mn>49</math:mn>
              </math:msub>
            </math:mtd>
          </math:mtr>
          <math:mtr>
            <math:mtd>
              <math:msub>
                <math:mi>p</math:mi>
                <math:mn>51</math:mn>
              </math:msub>
            </math:mtd>
            <math:mtd>
              <math:msub>
                <math:mi>p</math:mi>
                <math:mn>52</math:mn>
              </math:msub>
            </math:mtd>
            <math:mtd>
              <math:msub>
                <math:mi>p</math:mi>
                <math:mn>53</math:mn>
              </math:msub>
            </math:mtd>
            <math:mtd>
              <math:msub>
                <math:mi>p</math:mi>
                <math:mn>54</math:mn>
              </math:msub>
            </math:mtd>
            <math:mtd>
              <math:msub>
                <math:mi>p</math:mi>
                <math:mn>55</math:mn>
              </math:msub>
            </math:mtd>
            <math:mtd>
              <math:msub>
                <math:mi>p</math:mi>
                <math:mn>56</math:mn>
              </math:msub>
            </math:mtd>
            <math:mtd>
              <math:msub>
                <math:mi>p</math:mi>
                <math:mn>57</math:mn>
              </math:msub>
            </math:mtd>
            <math:mtd>
              <math:msub>
                <math:mi>p</math:mi>
                <math:mn>58</math:mn>
              </math:msub>
            </math:mtd>
            <math:mtd>
              <math:msub>
                <math:mi>p</math:mi>
                <math:mn>59</math:mn>
              </math:msub>
            </math:mtd>
          </math:mtr>
          <math:mtr>
            <math:mtd>
              <math:msub>
                <math:mi>p</math:mi>
                <math:mn>61</math:mn>
              </math:msub>
            </math:mtd>
            <math:mtd>
              <math:msub>
                <math:mi>p</math:mi>
                <math:mn>62</math:mn>
              </math:msub>
            </math:mtd>
            <math:mtd>
              <math:msub>
                <math:mi>p</math:mi>
                <math:mn>63</math:mn>
              </math:msub>
            </math:mtd>
            <math:mtd>
              <math:msub>
                <math:mi>p</math:mi>
                <math:mn>64</math:mn>
              </math:msub>
            </math:mtd>
            <math:mtd>
              <math:msub>
                <math:mi>p</math:mi>
                <math:mn>65</math:mn>
              </math:msub>
            </math:mtd>
            <math:mtd>
              <math:msub>
                <math:mi>p</math:mi>
                <math:mn>66</math:mn>
              </math:msub>
            </math:mtd>
            <math:mtd>
              <math:msub>
                <math:mi>p</math:mi>
                <math:mn>67</math:mn>
              </math:msub>
            </math:mtd>
            <math:mtd>
              <math:msub>
                <math:mi>p</math:mi>
                <math:mn>68</math:mn>
              </math:msub>
            </math:mtd>
            <math:mtd>
              <math:msub>
                <math:mi>p</math:mi>
                <math:mn>69</math:mn>
              </math:msub>
            </math:mtd>
          </math:mtr>
          <math:mtr>
            <math:mtd>
              <math:msub>
                <math:mi>p</math:mi>
                <math:mn>71</math:mn>
              </math:msub>
            </math:mtd>
            <math:mtd>
              <math:msub>
                <math:mi>p</math:mi>
                <math:mn>72</math:mn>
              </math:msub>
            </math:mtd>
            <math:mtd>
              <math:msub>
                <math:mi>p</math:mi>
                <math:mn>73</math:mn>
              </math:msub>
            </math:mtd>
            <math:mtd>
              <math:msub>
                <math:mi>p</math:mi>
                <math:mn>74</math:mn>
              </math:msub>
            </math:mtd>
            <math:mtd>
              <math:msub>
                <math:mi>p</math:mi>
                <math:mn>75</math:mn>
              </math:msub>
            </math:mtd>
            <math:mtd>
              <math:msub>
                <math:mi>p</math:mi>
                <math:mn>76</math:mn>
              </math:msub>
            </math:mtd>
            <math:mtd>
              <math:msub>
                <math:mi>p</math:mi>
                <math:mn>77</math:mn>
              </math:msub>
            </math:mtd>
            <math:mtd>
              <math:msub>
                <math:mi>p</math:mi>
                <math:mn>78</math:mn>
              </math:msub>
            </math:mtd>
            <math:mtd>
              <math:msub>
                <math:mi>p</math:mi>
                <math:mn>79</math:mn>
              </math:msub>
            </math:mtd>
          </math:mtr>
          <math:mtr>
            <math:mtd>
              <math:msub>
                <math:mi>p</math:mi>
                <math:mn>81</math:mn>
              </math:msub>
            </math:mtd>
            <math:mtd>
              <math:msub>
                <math:mi>p</math:mi>
                <math:mn>82</math:mn>
              </math:msub>
            </math:mtd>
            <math:mtd>
              <math:msub>
                <math:mi>p</math:mi>
                <math:mn>83</math:mn>
              </math:msub>
            </math:mtd>
            <math:mtd>
              <math:msub>
                <math:mi>p</math:mi>
                <math:mn>84</math:mn>
              </math:msub>
            </math:mtd>
            <math:mtd>
              <math:msub>
                <math:mi>p</math:mi>
                <math:mn>85</math:mn>
              </math:msub>
            </math:mtd>
            <math:mtd>
              <math:msub>
                <math:mi>p</math:mi>
                <math:mn>86</math:mn>
              </math:msub>
            </math:mtd>
            <math:mtd>
              <math:msub>
                <math:mi>p</math:mi>
                <math:mn>87</math:mn>
              </math:msub>
            </math:mtd>
            <math:mtd>
              <math:msub>
                <math:mi>p</math:mi>
                <math:mn>88</math:mn>
              </math:msub>
            </math:mtd>
            <math:mtd>
              <math:msub>
                <math:mi>p</math:mi>
                <math:mn>89</math:mn>
              </math:msub>
            </math:mtd>
          </math:mtr>
          <math:mtr>
            <math:mtd>
              <math:msub>
                <math:mi>p</math:mi>
                <math:mn>91</math:mn>
              </math:msub>
            </math:mtd>
            <math:mtd>
              <math:msub>
                <math:mi>p</math:mi>
                <math:mn>92</math:mn>
              </math:msub>
            </math:mtd>
            <math:mtd>
              <math:msub>
                <math:mi>p</math:mi>
                <math:mn>93</math:mn>
              </math:msub>
            </math:mtd>
            <math:mtd>
              <math:msub>
                <math:mi>p</math:mi>
                <math:mn>94</math:mn>
              </math:msub>
            </math:mtd>
            <math:mtd>
              <math:msub>
                <math:mi>p</math:mi>
                <math:mn>95</math:mn>
              </math:msub>
            </math:mtd>
            <math:mtd>
              <math:msub>
                <math:mi>p</math:mi>
                <math:mn>96</math:mn>
              </math:msub>
            </math:mtd>
            <math:mtd>
              <math:msub>
                <math:mi>p</math:mi>
                <math:mn>97</math:mn>
              </math:msub>
            </math:mtd>
            <math:mtd>
              <math:msub>
                <math:mi>p</math:mi>
                <math:mn>98</math:mn>
              </math:msub>
            </math:mtd>
            <math:mtd>
              <math:msub>
                <math:mi>p</math:mi>
                <math:mn>99</math:mn>
              </math:msub>
            </math:mtd>
          </math:mtr>
        </math:mtable>
      </math:mfenced>
    </math:mrow>
    <math:annotation math:encoding="StarMath 5.0">P ~ = ~ left ( matrix{p_{11} # p_{12} # p_{13} # p_{14} # p_{15} # p_{16} # p_{17} # p_{18} # p_{19} ##  p_{21} # p_{22} # p_{23} # p_{24} # p_{25} # p_{26} # p_{27} # p_{28} # p_{29} ##  p_{31} # p_{32} # p_{33} # p_{34} # p_{35} # p_{36} # p_{37} # p_{38} # p_{39} ##  p_{41} # p_{42} # p_{43} # p_{44} # p_{45} # p_{46} # p_{47} # p_{48} # p_{49} ##  p_{51} # p_{52} # p_{53} # p_{54} # p_{55} # p_{56} # p_{57} # p_{58} # p_{59} ##  p_{61} # p_{62} # p_{63} # p_{64} # p_{65} # p_{66} # p_{67} # p_{68} # p_{69} ##  p_{71} # p_{72} # p_{73} # p_{74} # p_{75} # p_{76} # p_{77} # p_{78} # p_{79} ##  p_{81} # p_{82} # p_{83} # p_{84} # p_{85} # p_{86} # p_{87} # p_{88} # p_{89} ##  p_{91} # p_{92} # p_{93} # p_{94} # p_{95} # p_{96} # p_{97} # p_{98} # p_{99}} right 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n>2</math:mn>
            <math:mo math:stretchy="false">⋅</math:mo>
            <math:mn>9</math:mn>
          </math:mrow>
          <math:mo math:stretchy="false">⋅</math:mo>
          <math:mn>3</math:mn>
        </math:mrow>
        <math:mo math:stretchy="false">⋅</math:mo>
        <math:mn>9</math:mn>
      </math:mrow>
      <math:mo math:stretchy="false">=</math:mo>
      <math:mn>486</math:mn>
    </math:mrow>
    <math:annotation math:encoding="StarMath 5.0">2 cdot 9 cdot 3 cdot 9 = 486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row>
            <math:mi>i</math:mi>
            <math:mo math:stretchy="false">∣</math:mo>
            <math:mi>j</math:mi>
          </math:mrow>
        </math:munder>
        <math:msub>
          <math:mi>p</math:mi>
          <math:mi math:fontstyle="italic">ij</math:mi>
        </math:msub>
      </math:mrow>
      <math:mo math:stretchy="false">=</math:mo>
      <math:mn>1</math:mn>
    </math:mrow>
    <math:annotation math:encoding="StarMath 5.0">sum from{i divides j} p_{ij} = 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row>
            <math:mi math:fontstyle="italic">carre</math:mi>
            <math:mn>3x3</math:mn>
          </math:mrow>
        </math:munder>
        <math:msub>
          <math:mi>p</math:mi>
          <math:mi math:fontstyle="italic">ij</math:mi>
        </math:msub>
      </math:mrow>
      <math:mo math:stretchy="false">=</math:mo>
      <math:mn>1</math:mn>
    </math:mrow>
    <math:annotation math:encoding="StarMath 5.0">sum from{carre 3x3} p_{ij} =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p>
      <math:mi>S</math:mi>
      <math:mi>k</math:mi>
    </math:msup>
    <math:annotation math:encoding="StarMath 5.0">S^{k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row>
          <math:munder>
            <math:mo math:stretchy="false">∑</math:mo>
            <math:mi>i</math:mi>
          </math:munder>
          <math:mi>i</math:mi>
        </math:mrow>
        <math:mo math:stretchy="false">⋅</math:mo>
        <math:msup>
          <math:mi>S</math:mi>
          <math:mi>i</math:mi>
        </math:msup>
      </math:mrow>
    </math:mrow>
    <math:annotation math:encoding="StarMath 5.0">S = sum from{i} i cdot S^{i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sub>
        <math:mi>S</math:mi>
        <math:mi>I</math:mi>
      </math:msub>
      <math:mrow>
        <math:mi/>
        <math:mo math:stretchy="false">=</math:mo>
        <math:mi/>
      </math:mrow>
      <math:mfenced math:open="" math:close="">
        <math:mtable>
          <math:mtr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</math:mtable>
      </math:mfenced>
    </math:mrow>
    <math:annotation math:encoding="StarMath 5.0">S_I ~ = ~ left ( matrix{1 # 0 # 0 # 0 # 0 # 0 # 0 # 0 # 0 
							## 0 # 0 # 0 # 1 # 0 # 0 # 0 # 0 # 0 
							## 0 # 0 # 0 # 0 # 0 # 0 # 1 # 0 # 0 
							## 0 # 1 # 0 # 0 # 0 # 0 # 0 # 0 # 0 
							## 0 # 0 # 0 # 0 # 1 # 0 # 0 # 0 # 0 
							## 0 # 0 # 0 # 0 # 0 # 0 # 0 # 1 # 0 
							## 0 # 0 # 1 # 0 # 0 # 0 # 0 # 0 # 0 
							## 0 # 0 # 0 # 0 # 0 # 1 # 0 # 0 # 0 
							## 0 # 0 # 0 # 0 # 0 # 0 # 0 # 0 # 1 
			 } right 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i/>
        <math:mo math:stretchy="false">=</math:mo>
        <math:mi/>
      </math:mrow>
      <math:mfenced math:open="" math:close="">
        <math:mtable>
          <math:mtr>
            <math:mtd>
              <math:msub>
                <math:mi>b</math:mi>
                <math:mn>11</math:mn>
              </math:msub>
            </math:mtd>
            <math:mtd>
              <math:msub>
                <math:mi>b</math:mi>
                <math:mn>12</math:mn>
              </math:msub>
            </math:mtd>
            <math:mtd>
              <math:msub>
                <math:mi>b</math:mi>
                <math:mn>13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sub>
                <math:mi>b</math:mi>
                <math:mn>21</math:mn>
              </math:msub>
            </math:mtd>
            <math:mtd>
              <math:msub>
                <math:mi>b</math:mi>
                <math:mn>22</math:mn>
              </math:msub>
            </math:mtd>
            <math:mtd>
              <math:msub>
                <math:mi>b</math:mi>
                <math:mn>23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sub>
                <math:mi>b</math:mi>
                <math:mn>31</math:mn>
              </math:msub>
            </math:mtd>
            <math:mtd>
              <math:msub>
                <math:mi>b</math:mi>
                <math:mn>32</math:mn>
              </math:msub>
            </math:mtd>
            <math:mtd>
              <math:msub>
                <math:mi>b</math:mi>
                <math:mn>33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44</math:mn>
              </math:msub>
            </math:mtd>
            <math:mtd>
              <math:msub>
                <math:mi>b</math:mi>
                <math:mn>45</math:mn>
              </math:msub>
            </math:mtd>
            <math:mtd>
              <math:msub>
                <math:mi>b</math:mi>
                <math:mn>46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54</math:mn>
              </math:msub>
            </math:mtd>
            <math:mtd>
              <math:msub>
                <math:mi>b</math:mi>
                <math:mn>55</math:mn>
              </math:msub>
            </math:mtd>
            <math:mtd>
              <math:msub>
                <math:mi>b</math:mi>
                <math:mn>56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64</math:mn>
              </math:msub>
            </math:mtd>
            <math:mtd>
              <math:msub>
                <math:mi>b</math:mi>
                <math:mn>65</math:mn>
              </math:msub>
            </math:mtd>
            <math:mtd>
              <math:msub>
                <math:mi>b</math:mi>
                <math:mn>66</math:mn>
              </math:msub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77</math:mn>
              </math:msub>
            </math:mtd>
            <math:mtd>
              <math:msub>
                <math:mi>b</math:mi>
                <math:mn>78</math:mn>
              </math:msub>
            </math:mtd>
            <math:mtd>
              <math:msub>
                <math:mi>b</math:mi>
                <math:mn>79</math:mn>
              </math:msub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87</math:mn>
              </math:msub>
            </math:mtd>
            <math:mtd>
              <math:msub>
                <math:mi>b</math:mi>
                <math:mn>88</math:mn>
              </math:msub>
            </math:mtd>
            <math:mtd>
              <math:msub>
                <math:mi>b</math:mi>
                <math:mn>89</math:mn>
              </math:msub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sub>
                <math:mi>b</math:mi>
                <math:mn>97</math:mn>
              </math:msub>
            </math:mtd>
            <math:mtd>
              <math:msub>
                <math:mi>b</math:mi>
                <math:mn>98</math:mn>
              </math:msub>
            </math:mtd>
            <math:mtd>
              <math:msub>
                <math:mi>b</math:mi>
                <math:mn>99</math:mn>
              </math:msub>
            </math:mtd>
          </math:mtr>
        </math:mtable>
      </math:mfenced>
    </math:mrow>
    <math:annotation math:encoding="StarMath 5.0">B ~ = ~ left ( matrix{
    b_{11} # b_{12} # b_{13} # 0 # 0 # 0 # 0 # 0 # 0 
##  b_{21} # b_{22} # b_{23} # 0 # 0 # 0 # 0 # 0 # 0 
##  b_{31} # b_{32} # b_{33} # 0 # 0 # 0 # 0 # 0 # 0
##  0 # 0 # 0 # b_{44} # b_{45} # b_{46} # 0 # 0 # 0
##  0 # 0 # 0 # b_{54} # b_{55} # b_{56} # 0 # 0 # 0
##  0 # 0 # 0 # b_{64} # b_{65} # b_{66} # 0 # 0 # 0
##  0 # 0 # 0 # 0 # 0 # 0 # b_{77} # b_{78} # b_{79}
##  0 # 0 # 0 # 0 # 0 # 0 # b_{87} # b_{88} # b_{89}
##  0 # 0 # 0 # 0 # 0 # 0 # b_{97} # b_{98} # b_{99}
} right 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i>S</math:mi>
        <math:mo math:stretchy="false">=</math:mo>
        <math:mrow>
          <math:mrow>
            <math:munder>
              <math:mo math:stretchy="false">∑</math:mo>
              <math:mi>k</math:mi>
            </math:munder>
            <math:mi>k</math:mi>
          </math:mrow>
          <math:mo math:stretchy="false">⋅</math:mo>
          <math:msup>
            <math:mi>B</math:mi>
            <math:mi>k</math:mi>
          </math:msup>
        </math:mrow>
      </math:mrow>
      <math:msub>
        <math:mi>S</math:mi>
        <math:mi>I</math:mi>
      </math:msub>
      <math:msup>
        <math:mi>B</math:mi>
        <math:mrow>
          <math:mi>'</math:mi>
          <math:mi>k</math:mi>
        </math:mrow>
      </math:msup>
    </math:mrow>
    <math:annotation math:encoding="StarMath 5.0">S = sum from{k} k cdot B^{k} S_{I} B^{'k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i>k</math:mi>
        </math:munder>
        <math:msub>
          <math:mrow>
            <math:mo math:stretchy="false">(</math:mo>
            <math:msup>
              <math:mi>S</math:mi>
              <math:mi>k</math:mi>
            </math:msup>
            <math:mo math:stretchy="false">)</math:mo>
          </math:mrow>
          <math:mi math:fontstyle="italic">ij</math:mi>
        </math:msub>
      </math:mrow>
      <math:mo math:stretchy="false">=</math:mo>
      <math:mn>1</math:mn>
    </math:mrow>
    <math:annotation math:encoding="StarMath 5.0">sum from{k} (S^{k})_{ij} = 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n>9</math:mn>
          <math:mn>2</math:mn>
        </math:msup>
        <math:mo math:stretchy="false">⋅</math:mo>
        <math:mn>9</math:mn>
      </math:mrow>
      <math:mo math:stretchy="false">=</math:mo>
      <math:mn>729</math:mn>
    </math:mrow>
    <math:annotation math:encoding="StarMath 5.0">9^2 cdot 9 = 729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S</math:mi>
      <math:mi>I</math:mi>
    </math:msub>
    <math:annotation math:encoding="StarMath 5.0">S_{I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o math:stretchy="false">∑</math:mo>
          <math:mi>k</math:mi>
        </math:munder>
        <math:msub>
          <math:mrow>
            <math:mo math:stretchy="false">(</math:mo>
            <math:mrow>
              <math:msup>
                <math:mi>B</math:mi>
                <math:mi>k</math:mi>
              </math:msup>
              <math:msub>
                <math:mi>S</math:mi>
                <math:mi>I</math:mi>
              </math:msub>
              <math:msup>
                <math:mi>B</math:mi>
                <math:mrow>
                  <math:mi>'</math:mi>
                  <math:mi>k</math:mi>
                </math:mrow>
              </math:msup>
            </math:mrow>
            <math:mo math:stretchy="false">)</math:mo>
          </math:mrow>
          <math:mi math:fontstyle="italic">ij</math:mi>
        </math:msub>
      </math:mrow>
      <math:mo math:stretchy="false">=</math:mo>
      <math:mn>1</math:mn>
    </math:mrow>
    <math:annotation math:encoding="StarMath 5.0">sum from{k} ( B^{k} S_{I} B^{'k} )_{ij} = 1</math:annotation>
  </math:semantics>
</math:math>
</file>